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2c7f7" officeooo:paragraph-rsid="0002c7f7"/>
    </style:style>
    <style:style style:name="P2" style:family="paragraph" style:parent-style-name="Text_20_body">
      <style:text-properties fo:font-variant="normal" fo:text-transform="none" fo:color="#202122" loext:opacity="100%" style:font-name="sans-serif" fo:font-size="12pt" fo:letter-spacing="normal" fo:font-style="normal" fo:font-weight="normal" officeooo:rsid="0002c7f7" officeooo:paragraph-rsid="0002c7f7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02c7f7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2" loext:opacity="100%" style:font-name="sans-serif" fo:font-size="12pt" fo:letter-spacing="normal" fo:font-style="normal" fo:font-weight="normal" officeooo:rsid="0002c7f7"/>
    </style:style>
    <style:style style:name="P5" style:family="paragraph" style:parent-style-name="Standard">
      <style:text-properties officeooo:rsid="00032a35" officeooo:paragraph-rsid="00032a35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202122" loext:opacity="100%" style:font-name="sans-serif" fo:font-size="12pt" fo:letter-spacing="normal" fo:font-style="normal" fo:font-weight="normal"/>
    </style:style>
    <style:style style:name="T3" style:family="text">
      <style:text-properties fo:font-variant="normal" fo:text-transform="none" fo:color="#202122" loext:opacity="100%" style:font-name="sans-serif" fo:font-size="12pt" fo:letter-spacing="normal" fo:font-style="italic" fo:font-weight="normal"/>
    </style:style>
    <style:style style:name="T4" style:family="text">
      <style:text-properties fo:font-variant="normal" fo:text-transform="none" fo:color="#3366cc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 loext:padding="0in" loext:border="none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jor Books</text:p>
      <text:p text:style-name="P1"/>
      <text:p text:style-name="P2">Ross S. M. (1970) <text:span text:style-name="T1">Applied Probability Models with Optimization Applications</text:span>. Holden-Day: San Francisco, CA.</text:p>
      <text:list text:style-name="L1">
        <text:list-item>
          <text:p text:style-name="P3"><text:span text:style-name="T2">Ross S. M. (1972) </text:span><text:span text:style-name="T3">Introduction to Probability Models</text:span><text:span text:style-name="T2">. </text:span><text:a xlink:type="simple" xlink:href="https://en.wikipedia.org/wiki/Academic_Press" text:style-name="Internet_20_link" text:visited-style-name="Visited_20_Internet_20_Link"><text:span text:style-name="T4">Academic Press</text:span></text:a><text:span text:style-name="T2">: Waltham, MA.</text:span></text:p>
        </text:list-item>
        <text:list-item>
          <text:p text:style-name="P4">Ross S. M. (1976) <text:span text:style-name="T1">A First Course in Probability</text:span>. MacMillan Publishing Company: London.</text:p>
        </text:list-item>
        <text:list-item>
          <text:p text:style-name="P3"><text:span text:style-name="T2">Ross S. M. (1982) </text:span><text:span text:style-name="T3">Stochastic Processes</text:span><text:span text:style-name="T2">. </text:span><text:a xlink:type="simple" xlink:href="https://en.wikipedia.org/wiki/Wiley_(publisher)" text:style-name="Internet_20_link" text:visited-style-name="Visited_20_Internet_20_Link"><text:span text:style-name="T4">John Wiley &amp; Sons</text:span></text:a><text:span text:style-name="T2">: New York.</text:span></text:p>
        </text:list-item>
        <text:list-item>
          <text:p text:style-name="P4">Ross S. M. (1983) <text:span text:style-name="T1">Introduction to Stochastic Dynamic Programming</text:span>. Academic Press: Waltham, MA.</text:p>
        </text:list-item>
        <text:list-item>
          <text:p text:style-name="P4">Ross S. M. (1995) <text:span text:style-name="T1">Introductory Statistics</text:span>. Academic Press: Waltham, MA.</text:p>
        </text:list-item>
        <text:list-item>
          <text:p text:style-name="P4">Ross S. M. (1996) <text:span text:style-name="T1">Simulation</text:span>. Academic Press: Waltham, MA.</text:p>
        </text:list-item>
        <text:list-item>
          <text:p text:style-name="P4">Derman C. &amp; Ross S. M. (1997) <text:span text:style-name="T1">Statistical Aspects of Quality Control</text:span>. Academic Press: Waltham, MA.</text:p>
        </text:list-item>
        <text:list-item>
          <text:p text:style-name="P3"><text:span text:style-name="T2">Ross S. M. (1999) </text:span><text:span text:style-name="T3">An Elementary Introduction to Mathematical Finance: Options and Other Topics</text:span><text:span text:style-name="T2">. </text:span><text:a xlink:type="simple" xlink:href="https://en.wikipedia.org/wiki/Cambridge_University_Press" text:style-name="Internet_20_link" text:visited-style-name="Visited_20_Internet_20_Link"><text:span text:style-name="T4">Cambridge University Press</text:span></text:a><text:span text:style-name="T2">: Cambridge.</text:span></text:p>
        </text:list-item>
        <text:list-item>
          <text:p text:style-name="P4">Ross S. M. (2000) <text:span text:style-name="T1">Topics in Finite and Discrete Mathematics</text:span>. Cambridge University Press: Cambridge.</text:p>
        </text:list-item>
        <text:list-item>
          <text:p text:style-name="P4">Ross S. M. (2001) <text:span text:style-name="T1">Probability Models for Computer Science</text:span>. Academic Press: Waltham, MA.</text:p>
        </text:list-item>
      </text:list>
      <text:p text:style-name="P1"/>
      <text:p text:style-name="P1"/>
      <text:p text:style-name="P5">==========================================================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23:47:58.505333958</meta:creation-date>
    <dc:date>2025-11-05T23:49:59.371241689</dc:date>
    <meta:editing-duration>PT2M1S</meta:editing-duration>
    <meta:editing-cycles>2</meta:editing-cycles>
    <meta:generator>LibreOffice/25.2.2.2$Linux_X86_64 LibreOffice_project/520$Build-2</meta:generator>
    <meta:document-statistic meta:table-count="0" meta:image-count="0" meta:object-count="0" meta:page-count="1" meta:paragraph-count="13" meta:word-count="157" meta:character-count="1064" meta:non-whitespace-character-count="930"/>
  </office:meta>
</office:document-meta>
</file>